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rsid="0007149d" officeooo:paragraph-rsid="00180e9d"/>
    </style:style>
    <style:style style:name="P2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rsid="0007149d" officeooo:paragraph-rsid="002056d1"/>
    </style:style>
    <style:style style:name="P3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rsid="0007149d" officeooo:paragraph-rsid="0024e9a7"/>
    </style:style>
    <style:style style:name="P4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rsid="0007149d" officeooo:paragraph-rsid="002954bb"/>
    </style:style>
    <style:style style:name="P5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rsid="0007149d" officeooo:paragraph-rsid="0029a520"/>
    </style:style>
    <style:style style:name="P6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rsid="0007149d" officeooo:paragraph-rsid="0029f20b"/>
    </style:style>
    <style:style style:name="P7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rsid="002954bb" officeooo:paragraph-rsid="002954bb"/>
    </style:style>
    <style:style style:name="T1" style:family="text">
      <style:text-properties officeooo:rsid="002185e9"/>
    </style:style>
    <style:style style:name="T2" style:family="text">
      <style:text-properties officeooo:rsid="0024af43"/>
    </style:style>
    <style:style style:name="T3" style:family="text">
      <style:text-properties officeooo:rsid="0024e9a7"/>
    </style:style>
    <style:style style:name="T4" style:family="text">
      <style:text-properties officeooo:rsid="0026ce4d"/>
    </style:style>
    <style:style style:name="T5" style:family="text">
      <style:text-properties officeooo:rsid="0027da74"/>
    </style:style>
    <style:style style:name="T6" style:family="text">
      <style:text-properties officeooo:rsid="002954bb"/>
    </style:style>
    <style:style style:name="T7" style:family="text">
      <style:text-properties officeooo:rsid="0029a520"/>
    </style:style>
    <style:style style:name="T8" style:family="text">
      <style:text-properties officeooo:rsid="0029f2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<text:span text:style-name="T5">*</text:span></text:p>
      <text:p text:style-name="P1">/<text:span text:style-name="T2">*---WORLD CUSTOM CSS---*/</text:span></text:p>
      <text:p text:style-name="P1"/>
      <text:p text:style-name="P1">/* ====== */</text:p>
      <text:p text:style-name="P1">/* GLOBAL */</text:p>
      <text:p text:style-name="P1">/* ====== */</text:p>
      <text:p text:style-name="P1"/>
      <text:p text:style-name="P1">* {</text:p>
      <text:p text:style-name="P1"><text:s text:c="4"/>--heading-font: Silkscreen, cursive;</text:p>
      <text:p text:style-name="P1"><text:s text:c="4"/>--primary-font: Share Tech Mono, monospace;</text:p>
      <text:p text:style-name="P1"><text:s text:c="4"/>--secondary-font: Special Elite, cursive;</text:p>
      <text:p text:style-name="P1"><text:s text:c="8"/></text:p>
      <text:p text:style-name="P1">--primary-color: RGB(135, 206, 235); <text:s/></text:p>
      <text:p text:style-name="P1"><text:s text:c="4"/>--header-color: RGB(255, 201, 60); <text:s/></text:p>
      <text:p text:style-name="P1"><text:s text:c="4"/>--secondary-color: RGB(244, 157, 26); </text:p>
      <text:p text:style-name="P1"><text:s text:c="4"/>--highlight-color: RGB(0, 129, 180); <text:s/></text:p>
      <text:p text:style-name="P1"><text:s text:c="4"/>--border-color: RGB(80, 80, 80); </text:p>
      <text:p text:style-name="P1"><text:s text:c="4"/>--lightborder-color: RGB(90, 90, 90); </text:p>
      <text:p text:style-name="P1"><text:s text:c="4"/></text:p>
      <text:p text:style-name="P1"><text:s text:c="4"/>--heading1-background: -webkit-linear-gradient(RGB(170, 170, 170), <text:s/>RGB(150, 150, 150), <text:s/>RGB(130, 130, 130), <text:s/>RGB(110, 110, 110), <text:s/>RGB(90, 90, 90), <text:s/>RGB(90, 90, 90); </text:p>
      <text:p text:style-name="P1"/>
      <text:p text:style-name="P1"><text:s text:c="4"/>--heading2-background: <text:s/>-webkit-linear-gradient(RGB(110, 110, 110), <text:s/>RGB(90, 90, 90); </text:p>
      <text:p text:style-name="P1"/>
      <text:p text:style-name="P1"><text:s text:c="4"/></text:p>
      <text:p text:style-name="P1"><text:s text:c="4"/>--box-background: RGBA(140, 140, 140, 0.1); </text:p>
      <text:p text:style-name="P1">}</text:p>
      <text:p text:style-name="P1"/>
      <text:p text:style-name="P1">/* ===== */</text:p>
      <text:p text:style-name="P1">/* FONTS */</text:p>
      <text:p text:style-name="P1">/* ===== */</text:p>
      <text:p text:style-name="P1"/>
      <text:p text:style-name="P1">/* latin */</text:p>
      <text:p text:style-name="P1">@font-face {</text:p>
      <text:p text:style-name="P1"><text:s text:c="2"/>font-family: Special Elite; /* cursive */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specialelite/v18/XLYgIZbkc4JPUL5CVArUVL0ntnAOSA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latin */</text:p>
      <text:p text:style-name="P1">@font-face {</text:p>
      <text:p text:style-name="P1"><text:s text:c="2"/>font-family: Share Tech Mono; /* monospace */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sharetechmono/v15/J7aHnp1uDWRBEqV98dVQztYldFcLowEF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><text:soft-page-break/>/* latin-ext */</text:p>
      <text:p text:style-name="P1">@font-face {</text:p>
      <text:p text:style-name="P1"><text:s text:c="2"/>font-family: Silkscreen; /* cursive */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silkscreen/v1/m8JXjfVPf62XiF7kO-i9YL1la1OD.woff2);</text:p>
      <text:p text:style-name="P1"><text:s text:c="2"/>unicode-range: U+0100-024F, U+0259, U+1E00-1EFF, U+2020, U+20A0-20AB, U+20AD-20CF, U+2113, U+2C60-2C7F, U+A720-A7FF;</text:p>
      <text:p text:style-name="P1">}</text:p>
      <text:p text:style-name="P1">/* latin */</text:p>
      <text:p text:style-name="P1">@font-face {</text:p>
      <text:p text:style-name="P1"><text:s text:c="2"/>font-family: Silkscreen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silkscreen/v1/m8JXjfVPf62XiF7kO-i9YLNlaw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latin-ext */</text:p>
      <text:p text:style-name="P1">@font-face {</text:p>
      <text:p text:style-name="P1"><text:s text:c="2"/>font-family: Silkscreen;</text:p>
      <text:p text:style-name="P1"><text:s text:c="2"/>font-style: normal;</text:p>
      <text:p text:style-name="P1"><text:s text:c="2"/>font-weight: 700;</text:p>
      <text:p text:style-name="P1"><text:s text:c="2"/>font-display: swap;</text:p>
      <text:p text:style-name="P1"><text:s text:c="2"/>src: url(https://fonts.gstatic.com/s/silkscreen/v1/m8JUjfVPf62XiF7kO-i9aAhAfmKi2Oud.woff2);</text:p>
      <text:p text:style-name="P1"><text:s text:c="2"/>unicode-range: U+0100-024F, U+0259, U+1E00-1EFF, U+2020, U+20A0-20AB, U+20AD-20CF, U+2113, U+2C60-2C7F, U+A720-A7FF;</text:p>
      <text:p text:style-name="P1">}</text:p>
      <text:p text:style-name="P1">/* latin */</text:p>
      <text:p text:style-name="P1">@font-face {</text:p>
      <text:p text:style-name="P1"><text:s text:c="2"/>font-family: Silkscreen;</text:p>
      <text:p text:style-name="P1"><text:s text:c="2"/>font-style: normal;</text:p>
      <text:p text:style-name="P1"><text:s text:c="2"/>font-weight: 700;</text:p>
      <text:p text:style-name="P1"><text:s text:c="2"/>font-display: swap;</text:p>
      <text:p text:style-name="P1"><text:s text:c="2"/>src: url(https://fonts.gstatic.com/s/silkscreen/v1/m8JUjfVPf62XiF7kO-i9aAhAfmyi2A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/>
      <text:p text:style-name="P1">/* ==== */</text:p>
      <text:p text:style-name="P1">/* ---80DY--- */</text:p>
      <text:p text:style-name="P1">/* ==== */</text:p>
      <text:p text:style-name="P1">.user-css-presentation </text:p>
      <text:p text:style-name="P1">.page {</text:p>
      <text:p text:style-name="P1"><text:s text:c="4"/>background: RGB(50, 50, 50); </text:p>
      <text:p text:style-name="P1"><text:s text:c="4"/>background-image: src: url(https://www.worldanvil.com/uploads/images/15db718086097ac24dbc19edcba73f98.png); /*350x350*/</text:p>
      <text:p text:style-name="P1"><text:s text:c="4"/>font-family: var(--primary-font);</text:p>
      <text:p text:style-name="P1">font-color var(--primary-color);</text:p>
      <text:p text:style-name="P1"><text:s text:c="8"/>font-size: 14px;</text:p>
      <text:p text:style-name="P1"><text:soft-page-break/>}</text:p>
      <text:p text:style-name="P1"/>
      <text:p text:style-name="P1">.presentation-interface {</text:p>
      <text:p text:style-name="P1"><text:s text:c="4"/>background: RGB(0, 0, 0); </text:p>
      <text:p text:style-name="P1"><text:s text:c="4"/>background-image: src: url(https://www.worldanvil.com/uploads/images/e3e00a3a622ef2cb4750b5d2ef0234b2.png); /*538x538 */</text:p>
      <text:p text:style-name="P1"><text:s text:c="4"/>background-attachment: fixed;</text:p>
      <text:p text:style-name="P1">}</text:p>
      <text:p text:style-name="P1"/>
      <text:p text:style-name="P1">/* ======== */</text:p>
      <text:p text:style-name="P1">/* HEADINGS */</text:p>
      <text:p text:style-name="P1">/* ======== */</text:p>
      <text:p text:style-name="P1"/>
      <text:p text:style-name="P1">.user-css h1, .user-css-extended h1 {</text:p>
      <text:p text:style-name="P1"><text:s text:c="4"/>font-size: 500%;</text:p>
      <text:p text:style-name="P1"><text:s text:c="4"/>text-align: center;</text:p>
      <text:p text:style-name="P1"><text:s text:c="4"/>font-family: var(--heading-font);</text:p>
      <text:p text:style-name="P1"><text:s text:c="4"/>background: var(--heading1-background);</text:p>
      <text:p text:style-name="P1"><text:s text:c="4"/>margin-bottom: 20px;</text:p>
      <text:p text:style-name="P1"><text:s text:c="4"/>-webkit-background-clip: text;</text:p>
      <text:p text:style-name="P1"><text:s text:c="4"/>-webkit-text-fill-color: transparent;</text:p>
      <text:p text:style-name="P1">}</text:p>
      <text:p text:style-name="P1"/>
      <text:p text:style-name="P1">.user-css h2, .user-css-extended h2 {</text:p>
      <text:p text:style-name="P1"><text:s text:c="4"/>font-size: 200%;</text:p>
      <text:p text:style-name="P1"><text:s text:c="4"/>font-family: var(--heading-font);</text:p>
      <text:p text:style-name="P1"><text:s text:c="4"/>background: var(--heading2-background);</text:p>
      <text:p text:style-name="P1"><text:s text:c="4"/>margin-bottom: 15px;</text:p>
      <text:p text:style-name="P1"><text:s text:c="4"/>-webkit-background-clip: text;</text:p>
      <text:p text:style-name="P1"><text:s text:c="4"/>-webkit-text-fill-color: transparent;</text:p>
      <text:p text:style-name="P1"><text:s text:c="4"/>border-bottom: 1px RGB(150, 150, 150) <text:s/>solid;</text:p>
      <text:p text:style-name="P1">}</text:p>
      <text:p text:style-name="P1"/>
      <text:p text:style-name="P1">.user-css h3, .user-css-extended h3 {</text:p>
      <text:p text:style-name="P1"><text:s text:c="4"/>font-size: 170%;</text:p>
      <text:p text:style-name="P1"><text:s text:c="4"/>border-bottom: 1px RGB(150, 150, 150) <text:s/>dotted;</text:p>
      <text:p text:style-name="P1">}</text:p>
      <text:p text:style-name="P1"/>
      <text:p text:style-name="P1">.user-css h4, .user-css-extended h4 {</text:p>
      <text:p text:style-name="P1"><text:s text:c="4"/>font-size: 140%;</text:p>
      <text:p text:style-name="P1">}</text:p>
      <text:p text:style-name="P1"/>
      <text:p text:style-name="P1">.user-css h4, .user-css-extended h4 {</text:p>
      <text:p text:style-name="P1"><text:s text:c="4"/>font-size: 110%;</text:p>
      <text:p text:style-name="P1"/>
      <text:p text:style-name="P1">}</text:p>
      <text:p text:style-name="P1"/>
      <text:p text:style-name="P1">.user-css h3, .user-css h4, .user-css h5, .user-css .details h5 <text:s/>{</text:p>
      <text:p text:style-name="P1"><text:s text:c="4"/>font-family: var(--heading-font);</text:p>
      <text:p text:style-name="P1"><text:s text:c="4"/>color: RGB(135, 206, 235); </text:p>
      <text:p text:style-name="P1">}</text:p>
      <text:p text:style-name="P1"/>
      <text:p text:style-name="P1">.user-css-extended h3, .user-css-extended h4, .user-css-extended h5 {</text:p>
      <text:p text:style-name="P1"><text:soft-page-break/><text:s text:c="4"/>font-family: var(--heading-font);</text:p>
      <text:p text:style-name="P1"><text:s text:c="4"/>color: RGB(135, 206, 235); </text:p>
      <text:p text:style-name="P1">}</text:p>
      <text:p text:style-name="P1"/>
      <text:p text:style-name="P1">/* ==== */</text:p>
      <text:p text:style-name="P1">/* TEXT */</text:p>
      <text:p text:style-name="P1">/* ==== */</text:p>
      <text:p text:style-name="P1"/>
      <text:p text:style-name="P1">.user-css b, .user-css-extended b {</text:p>
      <text:p text:style-name="P1"><text:s text:c="4"/>color: RGB(135, 206, 235); </text:p>
      <text:p text:style-name="P1">}</text:p>
      <text:p text:style-name="P1"/>
      <text:p text:style-name="P1">.user-css a, .user-css a:focus,</text:p>
      <text:p text:style-name="P1">.user-css-extended a, .user-css-extended a:focus {</text:p>
      <text:p text:style-name="P1"><text:s text:c="4"/>color: RGB(135, 206, 235); </text:p>
      <text:p text:style-name="P1"><text:s text:c="4"/>transition: color 0.4s;</text:p>
      <text:p text:style-name="P1">}</text:p>
      <text:p text:style-name="P1"/>
      <text:p text:style-name="P1">.user-css a:hover,</text:p>
      <text:p text:style-name="P1">.user-css-extended a:hover {</text:p>
      <text:p text:style-name="P1"><text:s text:c="4"/>color: RGB(255, 201, 60); </text:p>
      <text:p text:style-name="P1"><text:s text:c="8"/>text-decoration: none;</text:p>
      <text:p text:style-name="P1">}</text:p>
      <text:p text:style-name="P1"/>
      <text:p text:style-name="P1">.user-css .text-danger,</text:p>
      <text:p text:style-name="P1">.user-css-extended .text-danger {</text:p>
      <text:p text:style-name="P1"><text:s text:c="4"/>color: rgb(163, 23, 203);</text:p>
      <text:p text:style-name="P1">}</text:p>
      <text:p text:style-name="P1"/>
      <text:p text:style-name="P1">/* ========= */</text:p>
      <text:p text:style-name="P1">/* 4-matte-ING */</text:p>
      <text:p text:style-name="P1">/* ========= */</text:p>
      <text:p text:style-name="P1"><text:s/></text:p>
      <text:p text:style-name="P1">.user-css hr, .user-css-extended hr {</text:p>
      <text:p text:style-name="P1"><text:s text:c="4"/>border: 2px var(--border-color) solid;</text:p>
      <text:p text:style-name="P1">}</text:p>
      <text:p text:style-name="P1"><text:s/></text:p>
      <text:p text:style-name="P1">.user-css blockquote {</text:p>
      <text:p text:style-name="P1"><text:s text:c="4"/>background: var(--box-background);</text:p>
      <text:p text:style-name="P1"><text:s text:c="4"/>padding: 20px;</text:p>
      <text:p text:style-name="P1"><text:s text:c="4"/>margin: 10px;</text:p>
      <text:p text:style-name="P1"><text:s text:c="4"/>border-left: 10px var(--border-color) solid;</text:p>
      <text:p text:style-name="P1"><text:s text:c="4"/>font-size: 20px;</text:p>
      <text:p text:style-name="P1"><text:s text:c="4"/>font-family: var(--secondary-font);</text:p>
      <text:p text:style-name="P1"><text:s text:c="4"/>}</text:p>
      <text:p text:style-name="P1"/>
      <text:p text:style-name="P1">.user-css blockquote a, .user-css blockquote a:hover, .user-css blockquote b {</text:p>
      <text:p text:style-name="P1"><text:s text:c="4"/>font-family: var(--secondary-font);</text:p>
      <text:p text:style-name="P1">}</text:p>
      <text:p text:style-name="P1"/>
      <text:p text:style-name="P1">.user-css blockquote .author {</text:p>
      <text:p text:style-name="P1"><text:s text:c="4"/>display: block;</text:p>
      <text:p text:style-name="P1"><text:s text:c="4"/>font-size: 14px;</text:p>
      <text:p text:style-name="P1"><text:soft-page-break/><text:s text:c="4"/>font-family: var(--secondary-font);</text:p>
      <text:p text:style-name="P1"><text:s text:c="4"/>font-style: normal;</text:p>
      <text:p text:style-name="P1"><text:s text:c="4"/>color: RGB(135, 206, 235); </text:p>
      <text:p text:style-name="P1">}</text:p>
      <text:p text:style-name="P1"/>
      <text:p text:style-name="P1">/* ========== */</text:p>
      <text:p text:style-name="P1">/* SIDE PANEL */</text:p>
      <text:p text:style-name="P1">/* ========== */</text:p>
      <text:p text:style-name="P1"/>
      <text:p text:style-name="P1">.user-css .panel {</text:p>
      <text:p text:style-name="P1"><text:s text:c="4"/>background: var(--box-background);</text:p>
      <text:p text:style-name="P1"><text:s text:c="4"/>border-left: 8px var(--border-color) solid;</text:p>
      <text:p text:style-name="P1"><text:s text:c="4"/>border-top: 0px;</text:p>
      <text:p text:style-name="P1"><text:s text:c="4"/>border-bottom: 0px;</text:p>
      <text:p text:style-name="P1"><text:s text:c="4"/>border-right: 0px;</text:p>
      <text:p text:style-name="P1"><text:s text:c="4"/>border-radius: 0px;</text:p>
      <text:p text:style-name="P1">}</text:p>
      <text:p text:style-name="P1"/>
      <text:p text:style-name="P1">/* ============= */</text:p>
      <text:p text:style-name="P1">/* ARTICLE PANEL */</text:p>
      <text:p text:style-name="P1">/* ============= */</text:p>
      <text:p text:style-name="P1"/>
      <text:p text:style-name="P1">.user-css .article-panel {</text:p>
      <text:p text:style-name="P1"><text:s text:c="4"/>padding: 10px;</text:p>
      <text:p text:style-name="P1"><text:s text:c="4"/>background-color: var(--box-background);</text:p>
      <text:p text:style-name="P1"><text:s text:c="4"/>margin-bottom: 15px;</text:p>
      <text:p text:style-name="P1"><text:s text:c="4"/>box-shadow: 0<text:span text:style-name="T1">px</text:span> 2px 2px rgba(0,0,0,.1); </text:p>
      <text:p text:style-name="P1"><text:s text:c="4"/>border-radius: 0px;</text:p>
      <text:p text:style-name="P1"><text:s text:c="4"/>border: 1px 1px var(--border-color) solid;</text:p>
      <text:p text:style-name="P1"><text:s text:c="4"/>box-shadow: 3px 3px 3px RGB(30, 30, 30); </text:p>
      <text:p text:style-name="P1"/>
      <text:p text:style-name="P1">}</text:p>
      <text:p text:style-name="P1"/>
      <text:p text:style-name="P1">.user-css .article-panel:hover {</text:p>
      <text:p text:style-name="P1"><text:s text:c="4"/>box-shadow: 4px 4px 6px RGB(30, 30, 30); </text:p>
      <text:p text:style-name="P1">} <text:s text:c="2"/></text:p>
      <text:p text:style-name="P1"><text:s text:c="4"/></text:p>
      <text:p text:style-name="P1">.user-css .article-panel img {</text:p>
      <text:p text:style-name="P1"><text:s text:c="4"/>border-radius: 0px;</text:p>
      <text:p text:style-name="P1"><text:s text:c="4"/>box-shadow: 2px 2px 2px RGB(30, 30, 30); </text:p>
      <text:p text:style-name="P1">}</text:p>
      <text:p text:style-name="P1"/>
      <text:p text:style-name="P1">.user-css .divider {</text:p>
      <text:p text:style-name="P1"><text:s text:c="4"/>border-radius: 0px;</text:p>
      <text:p text:style-name="P1"><text:s text:c="4"/>box-shadow: none;</text:p>
      <text:p text:style-name="P1">}</text:p>
      <text:p text:style-name="P1"/>
      <text:p text:style-name="P1">/* ======= */</text:p>
      <text:p text:style-name="P1">/* MAP BOX */</text:p>
      <text:p text:style-name="P1">/* ======= */</text:p>
      <text:p text:style-name="P1"/>
      <text:p text:style-name="P1">.user-css .map-box {</text:p>
      <text:p text:style-name="P1"><text:s text:c="4"/>padding: 10px;</text:p>
      <text:p text:style-name="P1"><text:soft-page-break/><text:s text:c="4"/>background-color: var(--box-background);</text:p>
      <text:p text:style-name="P1"><text:s text:c="4"/>margin-bottom: 15px;</text:p>
      <text:p text:style-name="P1"><text:s text:c="4"/>box-shadow: 0 2px 2px rgba(0,0,0,.1); </text:p>
      <text:p text:style-name="P1"><text:s text:c="4"/>border-radius: 0px;</text:p>
      <text:p text:style-name="P1"><text:s text:c="4"/>border: 1px var(--border-color) solid;</text:p>
      <text:p text:style-name="P1"><text:s text:c="4"/>box-shadow: 3px 3px 3px RGB(30, 30, 30); </text:p>
      <text:p text:style-name="P1">}</text:p>
      <text:p text:style-name="P1"/>
      <text:p text:style-name="P1">.user-css .map-box:hover {</text:p>
      <text:p text:style-name="P1"><text:s text:c="4"/>box-shadow: 4px 4px 6px RGB(30, 30, 30); </text:p>
      <text:p text:style-name="P1">}</text:p>
      <text:p text:style-name="P1"/>
      <text:p text:style-name="P1">/* ======= */</text:p>
      <text:p text:style-name="P1">/* SECRETS */</text:p>
      <text:p text:style-name="P1">/* ======= */</text:p>
      <text:p text:style-name="P1"/>
      <text:p text:style-name="P1">.user-css-secret {</text:p>
      <text:p text:style-name="P1"><text:s text:c="4"/>padding: 0px;</text:p>
      <text:p text:style-name="P1"><text:s text:c="4"/>background-color: transparent;</text:p>
      <text:p text:style-name="P1">}</text:p>
      <text:p text:style-name="P1"/>
      <text:p text:style-name="P1">/* ======= */</text:p>
      <text:p text:style-name="P1">/* SPOILER */</text:p>
      <text:p text:style-name="P1">/* ======= */</text:p>
      <text:p text:style-name="P1"/>
      <text:p text:style-name="P1">.user-css .well, .user-css-extended .well {</text:p>
      <text:p text:style-name="P1"><text:s text:c="4"/>background: var(--box-background);</text:p>
      <text:p text:style-name="P1"><text:s text:c="4"/>background-color: transparent;</text:p>
      <text:p text:style-name="P1"><text:s text:c="4"/>border: 1px var(--border-color) solid;</text:p>
      <text:p text:style-name="P1"><text:s text:c="4"/>border-radius: 0px;</text:p>
      <text:p text:style-name="P1"><text:s text:c="4"/>-webkit-box-shadow: none;</text:p>
      <text:p text:style-name="P1"><text:s text:c="4"/>box-shadow: none;</text:p>
      <text:p text:style-name="P1">}</text:p>
      <text:p text:style-name="P1"/>
      <text:p text:style-name="P1">/* ====== */</text:p>
      <text:p text:style-name="P1">/* IMAGES */</text:p>
      <text:p text:style-name="P1">/* ====== */</text:p>
      <text:p text:style-name="P1"/>
      <text:p text:style-name="P1">.user-css .artist-credits {</text:p>
      <text:p text:style-name="P1"><text:s text:c="4"/>background: transparent;</text:p>
      <text:p text:style-name="P1">}</text:p>
      <text:p text:style-name="P1"/>
      <text:p text:style-name="P1">.page-article .cover img {</text:p>
      <text:p text:style-name="P1"><text:s text:c="4"/>box-shadow: 0px 0px 0px black;</text:p>
      <text:p text:style-name="P1">}</text:p>
      <text:p text:style-name="P1"/>
      <text:p text:style-name="P1">.page-article .cover img:hover {</text:p>
      <text:p text:style-name="P1"><text:s text:c="4"/>box-shadow: 0px 0px 0px black;</text:p>
      <text:p text:style-name="P1">}</text:p>
      <text:p text:style-name="P1"/>
      <text:p text:style-name="P1">.page-article img {</text:p>
      <text:p text:style-name="P1"><text:s text:c="4"/>box-shadow: 3px 3px 3px RGB(30, 30, 30); </text:p>
      <text:p text:style-name="P1"><text:s text:c="4"/>transition: box-shadow 0.4s;</text:p>
      <text:p text:style-name="P1"><text:soft-page-break/>}</text:p>
      <text:p text:style-name="P1"/>
      <text:p text:style-name="P1">.page-article img:hover {</text:p>
      <text:p text:style-name="P1"><text:s text:c="4"/>box-shadow: 4px 4px 8px RGB(30, 30, 30); </text:p>
      <text:p text:style-name="P1">}</text:p>
      <text:p text:style-name="P1"/>
      <text:p text:style-name="P1">/* ====== */</text:p>
      <text:p text:style-name="P1">/* TABLES */</text:p>
      <text:p text:style-name="P1">/* ====== */</text:p>
      <text:p text:style-name="P1"/>
      <text:p text:style-name="P1">.page .table th {</text:p>
      <text:p text:style-name="P1"><text:s text:c="4"/>border-top: 6px var(--lightborder-color) solid;</text:p>
      <text:p text:style-name="P1">}</text:p>
      <text:p text:style-name="P1"/>
      <text:p text:style-name="P1">.page .table td {</text:p>
      <text:p text:style-name="P1"><text:s text:c="4"/>border: none;</text:p>
      <text:p text:style-name="P1">}</text:p>
      <text:p text:style-name="P1"/>
      <text:p text:style-name="P1">.user-css .table-striped tr:nth-child(odd) {</text:p>
      <text:p text:style-name="P1"><text:s text:c="4"/>background-color: RGBA(160, 160, 160, 0.2);</text:p>
      <text:p text:style-name="P1">}</text:p>
      <text:p text:style-name="P1"/>
      <text:p text:style-name="P1">.user-css .table-striped tr:nth-child(even) {</text:p>
      <text:p text:style-name="P1"><text:s text:c="4"/>background-color: RGBA(160, 160, 160, 0.1);</text:p>
      <text:p text:style-name="P1">}</text:p>
      <text:p text:style-name="P1"/>
      <text:p text:style-name="P1">/* ============ */</text:p>
      <text:p text:style-name="P1">/* MENU CONTROL */</text:p>
      <text:p text:style-name="P1">/* ============ */</text:p>
      <text:p text:style-name="P1"/>
      <text:p text:style-name="P1">.user-css .menu-control {</text:p>
      <text:p text:style-name="P1"><text:s text:c="4"/>height: 50px;</text:p>
      <text:p text:style-name="P1"><text:s text:c="4"/>width: 50px;</text:p>
      <text:p text:style-name="P1"><text:s text:c="4"/>right: 30px;</text:p>
      <text:p text:style-name="P1"><text:s text:c="4"/>top: 0px;</text:p>
      <text:p text:style-name="P1"><text:s text:c="4"/>background: var(--box-background);</text:p>
      <text:p text:style-name="P1"><text:s text:c="4"/>border-left: 1px var(--lightborder-color) solid;</text:p>
      <text:p text:style-name="P1"><text:s text:c="4"/>border-right: 1px var(--lightborder-color) solid;</text:p>
      <text:p text:style-name="P1"><text:s text:c="4"/>border-bottom: 2px var(--lightborder-color) solid;</text:p>
      <text:p text:style-name="P1"><text:s text:c="4"/>border-bottom-left-radius: 6px;</text:p>
      <text:p text:style-name="P1"><text:s text:c="4"/>border-bottom-right-radius: 6px;</text:p>
      <text:p text:style-name="P1"><text:s text:c="4"/>transition: height 0.6s;</text:p>
      <text:p text:style-name="P1">}</text:p>
      <text:p text:style-name="P1"/>
      <text:p text:style-name="P1">.user-css .menu-control:hover {</text:p>
      <text:p text:style-name="P1"><text:s text:c="4"/>height: 80px;</text:p>
      <text:p text:style-name="P1"><text:s text:c="4"/>width: 50px;</text:p>
      <text:p text:style-name="P1"><text:s text:c="4"/>right: 30px;</text:p>
      <text:p text:style-name="P1"><text:s text:c="4"/>top: 0px;</text:p>
      <text:p text:style-name="P1"><text:s text:c="4"/>background: var(--box-background);</text:p>
      <text:p text:style-name="P1"><text:s text:c="4"/>border-left: 1px var(--lightborder-color) solid;</text:p>
      <text:p text:style-name="P1"><text:s text:c="4"/>border-right: 1px var(--lightborder-color) solid;</text:p>
      <text:p text:style-name="P1"><text:s text:c="4"/>border-bottom: 2px var(--lightborder-color) solid;</text:p>
      <text:p text:style-name="P1"><text:soft-page-break/><text:s text:c="4"/>border-bottom-left-radius: 6px;</text:p>
      <text:p text:style-name="P1"><text:s text:c="4"/>border-bottom-right-radius: 6px;</text:p>
      <text:p text:style-name="P1">}</text:p>
      <text:p text:style-name="P1"/>
      <text:p text:style-name="P1">/* =========== */</text:p>
      <text:p text:style-name="P1">/* BACKTOWORLD */</text:p>
      <text:p text:style-name="P1">/* =========== */</text:p>
      <text:p text:style-name="P1"><text:s/></text:p>
      <text:p text:style-name="P1">.user-css div .backtoworld a {</text:p>
      <text:p text:style-name="P1"><text:s text:c="4"/>background: var(--border-color);</text:p>
      <text:p text:style-name="P1"><text:s text:c="4"/>color: var(--primary-color);</text:p>
      <text:p text:style-name="P1"><text:s text:c="4"/>box-shadow: 2px 1px 3px RGB(10, 10, 10);</text:p>
      <text:p text:style-name="P1"><text:s text:c="4"/>transition: background 0.4s;</text:p>
      <text:p text:style-name="P1">}</text:p>
      <text:p text:style-name="P1"/>
      <text:p text:style-name="P1">.user-css div .backtoworld a:hover {</text:p>
      <text:p text:style-name="P1"><text:s text:c="4"/>background: var(--lightborder-color);</text:p>
      <text:p text:style-name="P1"><text:s text:c="4"/>border: none;</text:p>
      <text:p text:style-name="P1"><text:s text:c="4"/>box-shadow: 2px 1px 3px RGB(10, 10, 10);</text:p>
      <text:p text:style-name="P1">}</text:p>
      <text:p text:style-name="P1"/>
      <text:p text:style-name="P1">/* ========= */</text:p>
      <text:p text:style-name="P1">/* NAV STRIP */</text:p>
      <text:p text:style-name="P1">/* ========= */</text:p>
      <text:p text:style-name="P1"/>
      <text:p text:style-name="P1">.user-css .nav-strip {</text:p>
      <text:p text:style-name="P1"><text:s text:c="4"/>background-color: var(--border-color);</text:p>
      <text:p text:style-name="P1"><text:s text:c="4"/>transition: background-color 0.4s;</text:p>
      <text:p text:style-name="P1">}</text:p>
      <text:p text:style-name="P1"/>
      <text:p text:style-name="P1">.user-css .nav-strip:hover {</text:p>
      <text:p text:style-name="P1"><text:s text:c="4"/>background-color: var(--lightborder-color);</text:p>
      <text:p text:style-name="P1">}</text:p>
      <text:p text:style-name="P1"/>
      <text:p text:style-name="P1">.user-css .nav-strip a {</text:p>
      <text:p text:style-name="P1"><text:s text:c="4"/>color: RGB(135, 206, 235); </text:p>
      <text:p text:style-name="P1">}</text:p>
      <text:p text:style-name="P1"/>
      <text:p text:style-name="P1">.user-css .nav-strip a:hover {</text:p>
      <text:p text:style-name="P1"><text:s text:c="4"/>border: none;</text:p>
      <text:p text:style-name="P1"><text:s text:c="4"/>color: RGB(255, 4, 4); </text:p>
      <text:p text:style-name="P1">}</text:p>
      <text:p text:style-name="P1"/>
      <text:p text:style-name="P1">/* ============== */</text:p>
      <text:p text:style-name="P1">/* COMMENT SECTION */</text:p>
      <text:p text:style-name="P1">/* ============== */</text:p>
      <text:p text:style-name="P1"/>
      <text:p text:style-name="P1">.page textarea {</text:p>
      <text:p text:style-name="P1"><text:s text:c="4"/>color: black;</text:p>
      <text:p text:style-name="P1">}</text:p>
      <text:p text:style-name="P1"/>
      <text:p text:style-name="P1">.page .btn-primary {</text:p>
      <text:p text:style-name="P1"><text:s text:c="2"/>color: var(--primary-color);</text:p>
      <text:p text:style-name="P1"><text:soft-page-break/><text:s text:c="2"/>background-color: var(--secondary-color);</text:p>
      <text:p text:style-name="P1"><text:s text:c="4"/>border-color: RGB(0, 0, 0); </text:p>
      <text:p text:style-name="P1"><text:s text:c="4"/>border-radius: 0px;</text:p>
      <text:p text:style-name="P1"><text:s text:c="4"/>box-shadow: 2px 2px 3px RGB(30, 30, 30); </text:p>
      <text:p text:style-name="P1">}</text:p>
      <text:p text:style-name="P1"/>
      <text:p text:style-name="P1">.page .btn-primary:focus,</text:p>
      <text:p text:style-name="P1">.page .btn-primary.focus {</text:p>
      <text:p text:style-name="P1"><text:s text:c="2"/>color: var(--primary-color);</text:p>
      <text:p text:style-name="P1"><text:s text:c="2"/>background-color: var(--highlight-color);</text:p>
      <text:p text:style-name="P1"><text:s text:c="4"/>border-color: RGB(0, 0, 0); </text:p>
      <text:p text:style-name="P1"><text:s text:c="4"/>border-radius: 0px;</text:p>
      <text:p text:style-name="P1"><text:s text:c="4"/>box-shadow: 2px 2px 3px RGB(30, 30, 30); </text:p>
      <text:p text:style-name="P1">}</text:p>
      <text:p text:style-name="P1"/>
      <text:p text:style-name="P1">.page .btn-primary:hover {</text:p>
      <text:p text:style-name="P1"><text:s text:c="2"/>color: var(--primary-color);</text:p>
      <text:p text:style-name="P1"><text:s text:c="2"/>background-color: var(--highlight-color);</text:p>
      <text:p text:style-name="P1"><text:s text:c="4"/>border-color: RGB(0, 0, 0); </text:p>
      <text:p text:style-name="P1"><text:s text:c="4"/>border-radius: 0px;</text:p>
      <text:p text:style-name="P1"><text:s text:c="4"/>box-shadow: 2px 2px 3px RGB(30, 30, 30); </text:p>
      <text:p text:style-name="P1">}</text:p>
      <text:p text:style-name="P1"/>
      <text:p text:style-name="P1">.page .comment-box {</text:p>
      <text:p text:style-name="P1"><text:s text:c="4"/>background: var(--box-background);</text:p>
      <text:p text:style-name="P1"><text:s text:c="4"/>padding: 20px;</text:p>
      <text:p text:style-name="P1"><text:s text:c="4"/>margin: 10px;</text:p>
      <text:p text:style-name="P1"><text:s text:c="4"/>border: 1px var(--border-color) solid;</text:p>
      <text:p text:style-name="P1"><text:s text:c="4"/>border-left: 6px var(--border-color) solid;</text:p>
      <text:p text:style-name="P1"><text:s text:c="4"/>font-size: 20px;</text:p>
      <text:p text:style-name="P1"><text:s text:c="4"/>color: var(--secondary-color);</text:p>
      <text:p text:style-name="P1">}</text:p>
      <text:p text:style-name="P1"/>
      <text:p text:style-name="P1">/* ========== */</text:p>
      <text:p text:style-name="P1">/* BOOK COVER */</text:p>
      <text:p text:style-name="P1">/* ========== */</text:p>
      <text:p text:style-name="P1"/>
      <text:p text:style-name="P1">.user-css .bookcover a .booktitle {</text:p>
      <text:p text:style-name="P1"><text:s text:c="4"/>background-color: RGBA(230, 230, 230, 0.9); </text:p>
      <text:p text:style-name="P1"><text:s text:c="4"/>color: RGBA(60, 60, 60, 0.9); </text:p>
      <text:p text:style-name="P1"><text:s text:c="4"/>border-right: 8px RGB(30, 30, 30) <text:s/>solid;</text:p>
      <text:p text:style-name="P1"><text:s text:c="4"/>transition: background-color 0.4s, color 0.4s, border-right 0.4s;</text:p>
      <text:p text:style-name="P1">}</text:p>
      <text:p text:style-name="P1"/>
      <text:p text:style-name="P1">.user-css .bookcover a:hover .booktitle {</text:p>
      <text:p text:style-name="P1"><text:s text:c="4"/>background-color: RGBA(60, 60, 60, 0.9); </text:p>
      <text:p text:style-name="P1"><text:s text:c="4"/>color: RGBA(230, 230, 230, 0.9); </text:p>
      <text:p text:style-name="P1"><text:s text:c="4"/>border-right: 8px RGB(90, 90, 90) <text:s/>solid;</text:p>
      <text:p text:style-name="P1">}</text:p>
      <text:p text:style-name="P1"/>
      <text:p text:style-name="P1">.user-css .bookcover a img {</text:p>
      <text:p text:style-name="P1"><text:s text:c="4"/>opacity: 1;</text:p>
      <text:p text:style-name="P1"><text:s text:c="4"/>box-shadow: 3px 3px 3px RGB(30, 30, 30); </text:p>
      <text:p text:style-name="P1"><text:soft-page-break/><text:s text:c="4"/>transition: opacity 0.4s, box-shadow 0.4s;</text:p>
      <text:p text:style-name="P1">}</text:p>
      <text:p text:style-name="P1"/>
      <text:p text:style-name="P1">.user-css .bookcover a:hover img {</text:p>
      <text:p text:style-name="P1"><text:s text:c="4"/>opacity: 0.35;</text:p>
      <text:p text:style-name="P1"><text:s text:c="4"/>box-shadow: 4px 4px 8px RGB(10, 10, 10);</text:p>
      <text:p text:style-name="P1">}</text:p>
      <text:p text:style-name="P1"/>
      <text:p text:style-name="P1"/>
      <text:p text:style-name="P1">/* ======== */</text:p>
      <text:p text:style-name="P1">/* METADATA */</text:p>
      <text:p text:style-name="P1">/* ======== */</text:p>
      <text:p text:style-name="P1"/>
      <text:p text:style-name="P1">.user-css-extended .nav-tabs li.active a {</text:p>
      <text:p text:style-name="P1"><text:s text:c="4"/>background-color: RGB(90, 90, 90); </text:p>
      <text:p text:style-name="P1"><text:s text:c="4"/>box-shadow: none;</text:p>
      <text:p text:style-name="P1">}</text:p>
      <text:p text:style-name="P1"/>
      <text:p text:style-name="P1">/* ==== */</text:p>
      <text:p text:style-name="P1">/* TAGS */</text:p>
      <text:p text:style-name="P1">/* ==== */</text:p>
      <text:p text:style-name="P1"/>
      <text:p text:style-name="P1">.user-css a.tag, .user-css-extended a.tag {</text:p>
      <text:p text:style-name="P1"><text:s text:c="4"/>background: RGB(70, 70, 70);</text:p>
      <text:p text:style-name="P1"><text:s text:c="4"/>color: RGB(135, 206, 235);</text:p>
      <text:p text:style-name="P1"><text:s text:c="4"/>font-family: Share Tech Mono;</text:p>
      <text:p text:style-name="P1"><text:s text:c="4"/>border-radius: 0px;</text:p>
      <text:p text:style-name="P1"><text:s/></text:p>
      <text:p text:style-name="P1">}</text:p>
      <text:p text:style-name="P1"><text:s/></text:p>
      <text:p text:style-name="P1">.user-css a.tag:hover, .user-css-extended a.tag:hover {</text:p>
      <text:p text:style-name="P1"><text:s text:c="4"/>background: RGB(60, 60, 60); </text:p>
      <text:p text:style-name="P1"><text:s text:c="4"/>color: RGB(255, 4, 4); </text:p>
      <text:p text:style-name="P1"><text:s text:c="4"/>border: 0px;</text:p>
      <text:p text:style-name="P1">}</text:p>
      <text:p text:style-name="P1"/>
      <text:p text:style-name="P1">/* ===== */</text:p>
      <text:p text:style-name="P1">/* Rolls */</text:p>
      <text:p text:style-name="P1">/* ===== */</text:p>
      <text:p text:style-name="P1"/>
      <text:p text:style-name="P1">.user-css .label-roller,</text:p>
      <text:p text:style-name="P1">.user-css-extended .label-roller {</text:p>
      <text:p text:style-name="P1"><text:s text:c="4"/>background-color: RGB(90, 100, 110); </text:p>
      <text:p text:style-name="P1"><text:s text:c="4"/>padding: 5px;</text:p>
      <text:p text:style-name="P1"><text:s text:c="4"/>cursor: pointer;</text:p>
      <text:p text:style-name="P1"><text:s text:c="4"/>border-radius: 0px;</text:p>
      <text:p text:style-name="P1"><text:s text:c="4"/>box-shadow: 2px 2px 2px RGB(50, 50, 50); <text:s/></text:p>
      <text:p text:style-name="P1">}</text:p>
      <text:p text:style-name="P1"/>
      <text:p text:style-name="P1">/* ========= */</text:p>
      <text:p text:style-name="P1">/* FOLLOWERS */</text:p>
      <text:p text:style-name="P1">/* ========= */</text:p>
      <text:p text:style-name="P1"/>
      <text:p text:style-name="P1"><text:soft-page-break/>.user-css .followers-list a {</text:p>
      <text:p text:style-name="P1"><text:s text:c="4"/>border-bottom: 0px;</text:p>
      <text:p text:style-name="P1"><text:s text:c="4"/>padding-top: 6px;</text:p>
      <text:p text:style-name="P1"><text:s text:c="4"/>padding-bottom: 4px;</text:p>
      <text:p text:style-name="P1"><text:s text:c="4"/>padding-right: 10px;</text:p>
      <text:p text:style-name="P1">}</text:p>
      <text:p text:style-name="P1"/>
      <text:p text:style-name="P1">.user-css .followers-list img {</text:p>
      <text:p text:style-name="P1"><text:s text:c="8"/>opacity: 0.6;</text:p>
      <text:p text:style-name="P1"><text:s text:c="8"/>transition: opacity 0.4s, box-shadow 0.4s;</text:p>
      <text:p text:style-name="P1"><text:s text:c="4"/>border-radius: 0px;</text:p>
      <text:p text:style-name="P1"><text:s text:c="4"/>box-shadow: 3px 3px 4px RGB(30, 30, 30); </text:p>
      <text:p text:style-name="P1">}</text:p>
      <text:p text:style-name="P1"/>
      <text:p text:style-name="P1">.user-css .followers-list img:hover {</text:p>
      <text:p text:style-name="P1"><text:s text:c="8"/>opacity: 0.9;</text:p>
      <text:p text:style-name="P1"><text:s text:c="4"/>box-shadow: 4px 4px 6px RGB(30, 30, 30); </text:p>
      <text:p text:style-name="P1">}</text:p>
      <text:p text:style-name="P1"/>
      <text:p text:style-name="P1">.user-css .followers-list [title]{</text:p>
      <text:p text:style-name="P1"><text:s text:c="8"/>position:relative;</text:p>
      <text:p text:style-name="P1"><text:s text:c="8"/>z-index: 5000;</text:p>
      <text:p text:style-name="P1"><text:s text:c="8"/>font-family: Silkscreen;</text:p>
      <text:p text:style-name="P1"><text:s text:c="8"/>font-size: 12pt;</text:p>
      <text:p text:style-name="P1"><text:s text:c="4"/>color: RGB(135, 206, 235); </text:p>
      <text:p text:style-name="P1">}</text:p>
      <text:p text:style-name="P1"/>
      <text:p text:style-name="P1">.user-css .followers-list [title]:after {</text:p>
      <text:p text:style-name="P1"><text:s text:c="8"/>content:attr(title);</text:p>
      <text:p text:style-name="P1"><text:s text:c="8"/>color:#fff;</text:p>
      <text:p text:style-name="P1"><text:s text:c="8"/>background: RGB(30, 30, 30); </text:p>
      <text:p text:style-name="P1"><text:s text:c="8"/>background: RGBA(20,20,20,0.8); </text:p>
      <text:p text:style-name="P1"><text:s text:c="8"/>padding:4px;</text:p>
      <text:p text:style-name="P1"><text:s text:c="8"/>position:absolute;</text:p>
      <text:p text:style-name="P1"><text:s text:c="8"/>left:-9999px;</text:p>
      <text:p text:style-name="P1"><text:s text:c="8"/>opacity:0.3;</text:p>
      <text:p text:style-name="P1"><text:s text:c="8"/>bottom:100%;</text:p>
      <text:p text:style-name="P1"><text:s text:c="8"/>white-space:nowrap;</text:p>
      <text:p text:style-name="P1"><text:s text:c="8"/>-webkit-transition:0.15s linear opacity;</text:p>
      <text:p text:style-name="P1"><text:s text:c="8"/>transition: opacity 0.15s linear;</text:p>
      <text:p text:style-name="P1">}</text:p>
      <text:p text:style-name="P1">.user-css .followers-list [title]:hover:after{</text:p>
      <text:p text:style-name="P1"><text:s text:c="8"/>left:5px;</text:p>
      <text:p text:style-name="P1"><text:s text:c="8"/>opacity:1;</text:p>
      <text:p text:style-name="P1">}</text:p>
      <text:p text:style-name="P1"/>
      <text:p text:style-name="P1">/* ========== */</text:p>
      <text:p text:style-name="P1">/* SEARCH BAR */</text:p>
      <text:p text:style-name="P1">/* ========== */</text:p>
      <text:p text:style-name="P1"/>
      <text:p text:style-name="P1">/* THIS STUFF IS COMPLICATED IF YOU HAVE QUESTIONS, ASK ONERIWIEN. */</text:p>
      <text:p text:style-name="P1"/>
      <text:p text:style-name="P1">.user-css .search-form .typeahead-input {</text:p>
      <text:p text:style-name="P1"><text:soft-page-break/><text:s text:c="4"/>width: 250px;</text:p>
      <text:p text:style-name="P1"><text:s text:c="4"/>height: 34px;</text:p>
      <text:p text:style-name="P1"><text:s text:c="4"/>padding: 6px 12px;</text:p>
      <text:p text:style-name="P1"><text:s text:c="4"/>font-size: 14px;</text:p>
      <text:p text:style-name="P1"><text:s text:c="4"/>line-height: 1.4;</text:p>
      <text:p text:style-name="P1"><text:s text:c="4"/>color: RGB(135, 206, 235); </text:p>
      <text:p text:style-name="P1"><text:s text:c="4"/>background-color: rgba(90,90,90,0.7); <text:s/></text:p>
      <text:p text:style-name="P1"><text:s text:c="4"/>background-image: none;</text:p>
      <text:p text:style-name="P1"><text:s text:c="4"/>border: 1px solid;</text:p>
      <text:p text:style-name="P1"><text:s text:c="4"/>border-radius: 0px;</text:p>
      <text:p text:style-name="P1"><text:s text:c="4"/>-webkit-box-shadow: inset 0 1px 1px rgba(0,0,0,0); <text:s/></text:p>
      <text:p text:style-name="P1"><text:s text:c="4"/>box-shadow: inset 0 1px 1px rgba(0,0,0,0); <text:s/></text:p>
      <text:p text:style-name="P1"><text:s text:c="4"/>-webkit-transition: border-color ease-in-out .15s,-webkit-box-shadow ease-in-out .15s;</text:p>
      <text:p text:style-name="P1"><text:s text:c="4"/>-o-transition: border-color ease-in-out .15s,box-shadow ease-in-out .15s;</text:p>
      <text:p text:style-name="P1"><text:s text:c="4"/>transition: border-color ease-in-out .15s,box-shadow ease-in-out .15s;</text:p>
      <text:p text:style-name="P1">}</text:p>
      <text:p text:style-name="P1"/>
      <text:p text:style-name="P1">.user-css .typeahead <text:s/>li .text-muted {</text:p>
      <text:p text:style-name="P1"><text:s text:c="8"/>color: #555; </text:p>
      <text:p text:style-name="P1">}</text:p>
      <text:p text:style-name="P1"/>
      <text:p text:style-name="P1">.user-css .typeahead <text:s/>li.active a {</text:p>
      <text:p text:style-name="P1"><text:s text:c="8"/>background: RGB(90, 100, 110); </text:p>
      <text:p text:style-name="P1"><text:s text:c="8"/>color: RGB(230, 230, 230); </text:p>
      <text:p text:style-name="P1">}</text:p>
      <text:p text:style-name="P1"/>
      <text:p text:style-name="P1">.user-css .typeahead <text:s/>li.active a {</text:p>
      <text:p text:style-name="P1"><text:s text:c="8"/>background: RGB(90, 100, 110); <text:s/></text:p>
      <text:p text:style-name="P1"><text:s text:c="8"/>color: RGB(230, 230, 230); </text:p>
      <text:p text:style-name="P1">}</text:p>
      <text:p text:style-name="P1"/>
      <text:p text:style-name="P1">/* ======== */</text:p>
      <text:p text:style-name="P1">/* TIMELINE */</text:p>
      <text:p text:style-name="P1">/* ======== */</text:p>
      <text:p text:style-name="P1"><text:s/></text:p>
      <text:p text:style-name="P1">.page-timeline h1 {</text:p>
      <text:p text:style-name="P1"><text:s text:c="4"/>font-size: 50px;</text:p>
      <text:p text:style-name="P1"><text:s text:c="4"/>text-align: center;</text:p>
      <text:p text:style-name="P1"><text:s text:c="4"/>text-transform: uppercase;</text:p>
      <text:p text:style-name="P1"><text:s text:c="4"/>font-family: Silkscreen;</text:p>
      <text:p text:style-name="P1">font-color: RGB(135, 206, 235); </text:p>
      <text:p text:style-name="P1"><text:s text:c="4"/>background: -webkit-linear-gradient(RGB(170, 170, 170), <text:s/>RGB(150, 150, 150), <text:s/>RGB(130, 130, 130), <text:s/>RGB(110, 110, 110), <text:s/>RGB(90, 90, 90), RGB(90, 90, 90); </text:p>
      <text:p text:style-name="P1"><text:s text:c="4"/>margin-bottom: 20px;</text:p>
      <text:p text:style-name="P1"><text:s text:c="4"/>-webkit-background-clip: text;</text:p>
      <text:p text:style-name="P1"><text:s text:c="4"/>-webkit-text-fill-color: transparent;</text:p>
      <text:p text:style-name="P1">}</text:p>
      <text:p text:style-name="P1"/>
      <text:p text:style-name="P1">.timeline .important {</text:p>
      <text:p text:style-name="P1"><text:s text:c="4"/>font-size: 12px;</text:p>
      <text:p text:style-name="P1">}</text:p>
      <text:p text:style-name="P1"/>
      <text:p text:style-name="P1">.timeline li .timeline-panel {</text:p>
      <text:p text:style-name="P1"><text:soft-page-break/><text:s text:c="4"/>border: none;</text:p>
      <text:p text:style-name="P1"><text:s text:c="4"/>border-radius: 0px;</text:p>
      <text:p text:style-name="P1"><text:s text:c="4"/>background: RGBA(130, 130, 130, 0.2); </text:p>
      <text:p text:style-name="P1">}</text:p>
      <text:p text:style-name="P1"><text:s/></text:p>
      <text:p text:style-name="P1">.timeline .milestone {</text:p>
      <text:p text:style-name="P1"><text:s text:c="4"/>background: RGB(50, 50, 50); </text:p>
      <text:p text:style-name="P1">}</text:p>
      <text:p text:style-name="P1"/>
      <text:p text:style-name="P1">.timeline .header-icon {</text:p>
      <text:p text:style-name="P1"><text:s text:c="4"/>font-size: 12px;</text:p>
      <text:p text:style-name="P1">}</text:p>
      <text:p text:style-name="P1"/>
      <text:p text:style-name="P1">.timeline .milestone p {</text:p>
      <text:p text:style-name="P1"><text:s text:c="4"/>padding-top: 3px;</text:p>
      <text:p text:style-name="P1">}</text:p>
      <text:p text:style-name="P1"><text:s/></text:p>
      <text:p text:style-name="P1">.timeline:before {</text:p>
      <text:p text:style-name="P1"><text:s text:c="4"/>background-color: RGB(80, 90, 100); </text:p>
      <text:p text:style-name="P1">}</text:p>
      <text:p text:style-name="P1"><text:s/></text:p>
      <text:p text:style-name="P1">.timeline li .tl-circ {</text:p>
      <text:p text:style-name="P1"><text:s text:c="4"/>border: 3px solid RGB(80, 90, 100); </text:p>
      <text:p text:style-name="P1"><text:s text:c="4"/>background: RGB(50, 50, 50); </text:p>
      <text:p text:style-name="P1">}</text:p>
      <text:p text:style-name="P1"><text:s/></text:p>
      <text:p text:style-name="P1">/* =============== */</text:p>
      <text:p text:style-name="P1">/* TIMELINE COLORS */</text:p>
      <text:p text:style-name="P1">/* =============== */</text:p>
      <text:p text:style-name="P1"><text:s/></text:p>
      <text:p text:style-name="P1">.timeline .timeline-entry-milestone {</text:p>
      <text:p text:style-name="P1"><text:s text:c="4"/>border: 8px RGB(110, 110, 110) <text:s/>solid;</text:p>
      <text:p text:style-name="P1">}</text:p>
      <text:p text:style-name="P1"><text:s/></text:p>
      <text:p text:style-name="P1">.timeline .timeline-entry-milestone .header-icon {</text:p>
      <text:p text:style-name="P1"><text:s text:c="4"/>border: 8px RGB(80, 90, 100) <text:s/>solid;</text:p>
      <text:p text:style-name="P1"><text:s text:c="4"/>color: RGB(255, 4, 4); </text:p>
      <text:p text:style-name="P1"><text:s text:c="4"/>background-color: #ffffff; </text:p>
      <text:p text:style-name="P1">}</text:p>
      <text:p text:style-name="P1"><text:s/></text:p>
      <text:p text:style-name="P1">.timeline .major .timeline-panel{</text:p>
      <text:p text:style-name="P1"><text:s text:c="4"/>border-top: 8px RGB(120, 50, 50) <text:s/>solid;</text:p>
      <text:p text:style-name="P1">} /* RED COLOR */</text:p>
      <text:p text:style-name="P1"><text:s/></text:p>
      <text:p text:style-name="P1">.timeline .major .header-icon {</text:p>
      <text:p text:style-name="P1"><text:s text:c="4"/>border: 8px RGB(120, 50, 50) <text:s/>solid;</text:p>
      <text:p text:style-name="P1"><text:s text:c="4"/>color: RGB(135, 206, 235); </text:p>
      <text:p text:style-name="P1"><text:s text:c="4"/>background-color: #ffffff; </text:p>
      <text:p text:style-name="P1">} /* RED COLOR */</text:p>
      <text:p text:style-name="P1"><text:s/></text:p>
      <text:p text:style-name="P1">.timeline .important .timeline-panel {</text:p>
      <text:p text:style-name="P1"><text:s text:c="4"/>border-top: 8px RGB(170, 120, 50) <text:s/>solid;</text:p>
      <text:p text:style-name="P1">} /* YELLOW COLOR */</text:p>
      <text:p text:style-name="P1"><text:soft-page-break/><text:s/></text:p>
      <text:p text:style-name="P1">.timeline .important .header-icon {</text:p>
      <text:p text:style-name="P1"><text:s text:c="4"/>border: 8px RGB(170, 120, 50) <text:s/>solid;</text:p>
      <text:p text:style-name="P1"><text:s text:c="4"/>color: RGB(135, 206, 235); </text:p>
      <text:p text:style-name="P1"><text:s text:c="4"/>background-color: #ffffff; </text:p>
      <text:p text:style-name="P1">} /* YELLOW COLOR */</text:p>
      <text:p text:style-name="P1"><text:s/></text:p>
      <text:p text:style-name="P1">.timeline .minor .timeline-panel {</text:p>
      <text:p text:style-name="P1"><text:s text:c="4"/>border-top: 8px RGB(50, 120, 50) <text:s/>solid;</text:p>
      <text:p text:style-name="P1">} /* GREEN COLOR */</text:p>
      <text:p text:style-name="P1"><text:s/></text:p>
      <text:p text:style-name="P1">.timeline .minor .header-icon {</text:p>
      <text:p text:style-name="P1"><text:s text:c="4"/>border: 8px RGB(50, 120, 50) <text:s/>solid;</text:p>
      <text:p text:style-name="P1"><text:s text:c="4"/>color: RGB(135, 206, 235); </text:p>
      <text:p text:style-name="P1"><text:s text:c="4"/>background-color: #ffffff; </text:p>
      <text:p text:style-name="P1">} /* GREEN COLOR */</text:p>
      <text:p text:style-name="P1"><text:s/></text:p>
      <text:p text:style-name="P1">.timeline .trivial .timeline-panel{</text:p>
      <text:p text:style-name="P1"><text:s text:c="4"/>border-top: 8px RGB(50, 50, 120) <text:s/>solid;</text:p>
      <text:p text:style-name="P1">} /* TEAL COLOR */</text:p>
      <text:p text:style-name="P1"><text:s/></text:p>
      <text:p text:style-name="P1">.timeline .trivial .header-icon {</text:p>
      <text:p text:style-name="P1"><text:s text:c="4"/>border: 8px RGB(50, 50, 120) <text:s/>solid;</text:p>
      <text:p text:style-name="P1"><text:s text:c="4"/>color: RGB(135, 206, 235); </text:p>
      <text:p text:style-name="P1"><text:s text:c="4"/>background-color: #ffffff; </text:p>
      <text:p text:style-name="P1">} /* TEAL COLOR */</text:p>
      <text:p text:style-name="P1"><text:s/></text:p>
      <text:p text:style-name="P1">.timeline .no-importance .timeline-panel{</text:p>
      <text:p text:style-name="P1"><text:s text:c="4"/>border-top: 8px #c0cbdc <text:s/>solid;</text:p>
      <text:p text:style-name="P1">}</text:p>
      <text:p text:style-name="P1"><text:s/></text:p>
      <text:p text:style-name="P1">.timeline .no-importance .header-icon {</text:p>
      <text:p text:style-name="P1"><text:s text:c="4"/>border: 8px #c0cbdc <text:s/>solid;</text:p>
      <text:p text:style-name="P1"><text:s text:c="4"/>color: #c0cbdc; </text:p>
      <text:p text:style-name="P1"><text:s text:c="4"/>background-color: #ffffff; </text:p>
      <text:p text:style-name="P1">}</text:p>
      <text:p text:style-name="P1"/>
      <text:p text:style-name="P1">/* =============== */</text:p>
      <text:p text:style-name="P1">/* TIMELINE ARROWS */</text:p>
      <text:p text:style-name="P1">/* =============== */</text:p>
      <text:p text:style-name="P1"/>
      <text:p text:style-name="P1">.timeline li .timeline-panel:before {</text:p>
      <text:p text:style-name="P1"><text:s text:c="2"/>position: absolute;</text:p>
      <text:p text:style-name="P1"><text:s text:c="2"/>top: 26px;</text:p>
      <text:p text:style-name="P1"><text:s text:c="2"/>right: -15px;</text:p>
      <text:p text:style-name="P1"><text:s text:c="2"/>display: inline-block;</text:p>
      <text:p text:style-name="P1"><text:s text:c="2"/>border-top: 15px solid transparent;</text:p>
      <text:p text:style-name="P1"><text:s text:c="2"/>border-left: 15px solid RGBA(110, 110, 110, 0.2); </text:p>
      <text:p text:style-name="P1"><text:s text:c="2"/>border-right: 0 solid RGBA(110, 110, 110, 0.2); </text:p>
      <text:p text:style-name="P1"><text:s text:c="2"/>border-bottom: 15px solid transparent;</text:p>
      <text:p text:style-name="P1"><text:s text:c="2"/>content: rgb(255, 255, 255); </text:p>
      <text:p text:style-name="P1">}</text:p>
      <text:p text:style-name="P1"><text:s/></text:p>
      <text:p text:style-name="P1"><text:soft-page-break/>.timeline li .timeline-panel:after {</text:p>
      <text:p text:style-name="P1"><text:s text:c="2"/>position: absolute;</text:p>
      <text:p text:style-name="P1"><text:s text:c="2"/>top: 27px;</text:p>
      <text:p text:style-name="P1"><text:s text:c="2"/>right: -14px;</text:p>
      <text:p text:style-name="P1"><text:s text:c="2"/>display: inline-block;</text:p>
      <text:p text:style-name="P1"><text:s text:c="2"/>border-top: 14px solid transparent;</text:p>
      <text:p text:style-name="P1"><text:s text:c="2"/>border-left: 14px solid RGBA(110, 110, 110, 0.2); </text:p>
      <text:p text:style-name="P1"><text:s text:c="2"/>border-right: 0 solid RGBA(110, 110, 110, 0.2); </text:p>
      <text:p text:style-name="P1"><text:s text:c="2"/>border-bottom: 14px solid transparent;</text:p>
      <text:p text:style-name="P2"><text:s text:c="2"/>content: <text:s/>0 solid RGBA(110, 110, 110, 0.2);</text:p>
      <text:p text:style-name="P1">}</text:p>
      <text:p text:style-name="P1"><text:s/></text:p>
      <text:p text:style-name="P1">.timeline li .timeline-panel.noarrow:before, .timeline li .timeline-panel.noarrow:after {</text:p>
      <text:p text:style-name="P1"><text:s text:c="2"/>top:0;</text:p>
      <text:p text:style-name="P1"><text:s text:c="2"/>right:0;</text:p>
      <text:p text:style-name="P1"><text:s text:c="2"/>display: none;</text:p>
      <text:p text:style-name="P1"><text:s text:c="2"/>border: 0;</text:p>
      <text:p text:style-name="P1">}</text:p>
      <text:p text:style-name="P1">.user-css-presentation #world-navigation-sidebar {</text:p>
      <text:p text:style-name="P1"><text:s text:c="4"/>width: 35%; /*stops width from stretching if maps have long descriptions*/</text:p>
      <text:p text:style-name="P1"><text:s text:c="4"/>scrollbar-color: #06FF00; <text:s/>/*scrollbar color*/</text:p>
      <text:p text:style-name="P3"><text:s text:c="4"/>/<text:span text:style-name="T6">*</text:span>background-<text:span text:style-name="T3">color</text:span>: rgba(50,50,50,1);/<text:span text:style-name="T6">*</text:span></text:p>
      <text:p text:style-name="P3"><text:span text:style-name="T3">background: src: url(https://www.worldanvil.com/uploads/images/e56189ba296460b30b7351179a3204a9.png);</text:span> </text:p>
      <text:p text:style-name="P1"><text:s text:c="4"/>box-shadow: 5px 13px 20px rgba(0,0,0,0.4); <text:s/>/*shadow*/</text:p>
      <text:p text:style-name="P1">}</text:p>
      <text:p text:style-name="P1"/>
      <text:p text:style-name="P1">.user-css-presentation .world-navigation-palette-trigger {</text:p>
      <text:p text:style-name="P1"><text:s text:c="4"/>padding: 10px; /*centers icon*/</text:p>
      <text:p text:style-name="P1"><text:s text:c="4"/>background: #87CEEB; </text:p>
      <text:p text:style-name="P1"><text:s text:c="4"/>color: black;</text:p>
      <text:p text:style-name="P1">}</text:p>
      <text:p text:style-name="P1"/>
      <text:p text:style-name="P1">.user-css-presentation .world-navigation-palette-trigger:hover <text:s/>{</text:p>
      <text:p text:style-name="P1"><text:s text:c="4"/>color: white; /*hover color*/</text:p>
      <text:p text:style-name="P1">}</text:p>
      <text:p text:style-name="P1"/>
      <text:p text:style-name="P1">.user-css-presentation #world-navigation-sidebar .category-list h6 ul li {</text:p>
      <text:p text:style-name="P1"><text:s text:c="4"/>padding-top: 8px; /*fix padding for child articles in ToC*/</text:p>
      <text:p text:style-name="P1">}</text:p>
      <text:p text:style-name="P1"/>
      <text:p text:style-name="P1">.user-css-presentation #world-navigation-sidebar h2 {</text:p>
      <text:p text:style-name="P1"><text:s text:c="4"/>font-size: 30px;</text:p>
      <text:p text:style-name="P1">font-color: RGB(135, 206, 235); </text:p>
      <text:p text:style-name="P1">} /*legibility fixes*/</text:p>
      <text:p text:style-name="P1"/>
      <text:p text:style-name="P1">.user-css-presentation #world-navigation-sidebar a,</text:p>
      <text:p text:style-name="P1">.user-css-presentation #world-navigation-sidebar p,</text:p>
      <text:p text:style-name="P1">.user-css-presentation #world-navigation-sidebar strong,</text:p>
      <text:p text:style-name="P1">.user-css-presentation #world-navigation-sidebar li{</text:p>
      <text:p text:style-name="P1"><text:s text:c="4"/>font-size: 16px;</text:p>
      <text:p text:style-name="P1"><text:s text:c="4"/>line-height: 1.5;</text:p>
      <text:p text:style-name="P1"><text:s text:c="4"/>color: #06FF00; </text:p>
      <text:p text:style-name="P1">} /*legibility fixes*/</text:p>
      <text:p text:style-name="P1"><text:soft-page-break/></text:p>
      <text:p text:style-name="P1">/* https://www.worldanvil.com/css/presentation/styles.css?v= */</text:p>
      <text:p text:style-name="P1"/>
      <text:p text:style-name="P1">/* .user-css.presentation h1 {</text:p>
      <text:p text:style-name="P1"><text:s text:c="2"/>color: #<text:span text:style-name="T4">000000</text:span>; </text:p>
      <text:p text:style-name="P1"><text:s text:c="2"/>color: #06FF00; </text:p>
      <text:p text:style-name="P4">} <text:span text:style-name="T5">*/</text:span></text:p>
      <text:p text:style-name="P4"/>
      <text:p text:style-name="P4">/<text:span text:style-name="T6">*[p]</text:span></text:p>
      <text:p text:style-name="P4"><text:span text:style-name="T6"><text:tab/>[container: at-</text:span><text:span text:style-name="T7">item</text:span><text:span text:style-name="T6">] {</text:span></text:p>
      <text:p text:style-name="P4"><text:span text:style-name="T6"><text:tab/><text:tab/>display: flex;</text:span></text:p>
      <text:p text:style-name="P4"><text:span text:style-name="T6"><text:tab/><text:tab/>align-items: center;</text:span></text:p>
      <text:p text:style-name="P4"><text:span text:style-name="T6"><text:tab/><text:tab/>justify-content: center;</text:span></text:p>
      <text:p text:style-name="P4"><text:span text:style-name="T6"><text:tab/><text:tab/>height: 100%;</text:span></text:p>
      <text:p text:style-name="P4"><text:span text:style-name="T6"><text:tab/>}</text:span></text:p>
      <text:p text:style-name="P4"><text:span text:style-name="T6"><text:tab/>.</text:span><text:span text:style-name="T7">user-css </text:span><text:span text:style-name="T6">.at-item {</text:span></text:p>
      <text:p text:style-name="P5"><text:span text:style-name="T6"><text:tab/><text:tab/>color: #3079ed;</text:span></text:p>
      <text:p text:style-name="P5"><text:span text:style-name="T7">font-weight: 700;</text:span><text:span text:style-name="T6"> </text:span></text:p>
      <text:p text:style-name="P5"><text:span text:style-name="T6">font-</text:span><text:span text:style-name="T7">type: bold</text:span><text:span text:style-name="T6">; </text:span></text:p>
      <text:p text:style-name="P5"><text:span text:style-name="T6">font-size:3em;</text:span></text:p>
      <text:p text:style-name="P4"><text:span text:style-name="T6"><text:tab/><text:tab/></text:span></text:p>
      <text:p text:style-name="P4"><text:span text:style-name="T6"><text:tab/><text:tab/>animation-name: text-flicker-in-glow;</text:span></text:p>
      <text:p text:style-name="P4"><text:span text:style-name="T6"><text:tab/><text:tab/>animation-duration: 1s;</text:span></text:p>
      <text:p text:style-name="P4"><text:span text:style-name="T6"><text:tab/><text:tab/>animation-timing-function: ease;</text:span></text:p>
      <text:p text:style-name="P4"><text:span text:style-name="T6"><text:tab/><text:tab/>animation-delay: 0s;</text:span></text:p>
      <text:p text:style-name="P4"><text:span text:style-name="T6"><text:tab/><text:tab/>animation-iteration-count: 1;</text:span></text:p>
      <text:p text:style-name="P4"><text:span text:style-name="T6"><text:tab/><text:tab/>animation-direction: normal;</text:span></text:p>
      <text:p text:style-name="P4"><text:span text:style-name="T6"><text:tab/><text:tab/>animation-fill-mode: none;</text:span></text:p>
      <text:p text:style-name="P4"><text:span text:style-name="T6"><text:tab/><text:tab/><text:tab/></text:span></text:p>
      <text:p text:style-name="P6"><text:span text:style-name="T6"><text:tab/><text:tab/>/*.at-item {</text:span></text:p>
      <text:p text:style-name="P6"><text:span text:style-name="T6"><text:tab/><text:tab/>width: 100px; height: 100px; background:url(</text:span><text:span text:style-name="T8">image link</text:span><text:span text:style-name="T6">) no-repeat; <text:s/></text:span><text:span text:style-name="T8">*/ </text:span><text:span text:style-name="T6">/</text:span><text:span text:style-name="T8">*</text:span><text:span text:style-name="T6">shorthand</text:span></text:p>
      <text:p text:style-name="P4"><text:span text:style-name="T6"><text:tab/><text:tab/>animation: text-flicker-in-glow 1s ease 0s 1 normal none;*/</text:span></text:p>
      <text:p text:style-name="P4"><text:span text:style-name="T6"><text:tab/>}</text:span></text:p>
      <text:p text:style-name="P4"><text:span text:style-name="T6"><text:tab/>@keyframes text-flicker-in-glow {</text:span></text:p>
      <text:p text:style-name="P4"><text:span text:style-name="T6"><text:tab/><text:tab/><text:tab/></text:span></text:p>
      <text:p text:style-name="P4"><text:span text:style-name="T6"><text:tab/><text:tab/>0% {</text:span></text:p>
      <text:p text:style-name="P4"><text:span text:style-name="T6"><text:tab/><text:tab/><text:tab/>opacity:0;</text:span></text:p>
      <text:p text:style-name="P4"><text:span text:style-name="T6"><text:tab/><text:tab/>}</text:span></text:p>
      <text:p text:style-name="P4"><text:span text:style-name="T6"><text:tab/><text:tab/>10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11% {</text:span></text:p>
      <text:p text:style-name="P4"><text:span text:style-name="T6"><text:tab/><text:tab/><text:tab/>opacity:1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12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20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oft-page-break/><text:span text:style-name="T6"><text:tab/><text:tab/>}</text:span></text:p>
      <text:p text:style-name="P4"><text:span text:style-name="T6"><text:tab/><text:tab/>21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25);</text:span></text:p>
      <text:p text:style-name="P4"><text:span text:style-name="T6"><text:tab/><text:tab/>}</text:span></text:p>
      <text:p text:style-name="P4"><text:span text:style-name="T6"><text:tab/><text:tab/>22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30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31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45),0 0 60px rgba(255,255,255,.25);</text:span></text:p>
      <text:p text:style-name="P4"><text:span text:style-name="T6"><text:tab/><text:tab/>}</text:span></text:p>
      <text:p text:style-name="P4"><text:span text:style-name="T6"><text:tab/><text:tab/>32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45),0 0 60px rgba(255,255,255,.25);</text:span></text:p>
      <text:p text:style-name="P4"><text:span text:style-name="T6"><text:tab/><text:tab/>}</text:span></text:p>
      <text:p text:style-name="P4"><text:span text:style-name="T6"><text:tab/><text:tab/>33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45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46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45),0 0 60px rgba(255,255,255,.25);</text:span></text:p>
      <text:p text:style-name="P4"><text:span text:style-name="T6"><text:tab/><text:tab/>}</text:span></text:p>
      <text:p text:style-name="P4"><text:span text:style-name="T6"><text:tab/><text:tab/>55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45),0 0 60px rgba(255,255,255,.25);</text:span></text:p>
      <text:p text:style-name="P4"><text:span text:style-name="T6"><text:tab/><text:tab/>}</text:span></text:p>
      <text:p text:style-name="P4"><text:span text:style-name="T6"><text:tab/><text:tab/>56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56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57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55),0 0 60px rgba(255,255,255,.35);</text:span></text:p>
      <text:p text:style-name="P4"><text:span text:style-name="T6"><text:tab/><text:tab/>}</text:span></text:p>
      <text:p text:style-name="P4"><text:span text:style-name="T6"><text:tab/><text:tab/>60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55),0 0 60px rgba(255,255,255,.35);</text:span></text:p>
      <text:p text:style-name="P4"><text:span text:style-name="T6"><text:tab/><text:tab/>}</text:span></text:p>
      <text:p text:style-name="P4"><text:soft-page-break/><text:span text:style-name="T6"><text:tab/><text:tab/>61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65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66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55),0 0 60px rgba(255,255,255,.35),0 0 100px rgba(255,255,255,.1);</text:span></text:p>
      <text:p text:style-name="P4"><text:span text:style-name="T6"><text:tab/><text:tab/>}</text:span></text:p>
      <text:p text:style-name="P4"><text:span text:style-name="T6"><text:tab/><text:tab/>75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55),0 0 60px rgba(255,255,255,.35),0 0 100px rgba(255,255,255,.1);</text:span></text:p>
      <text:p text:style-name="P4"><text:span text:style-name="T6"><text:tab/><text:tab/>}</text:span></text:p>
      <text:p text:style-name="P4"><text:span text:style-name="T6"><text:tab/><text:tab/>76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77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78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55),0 0 60px rgba(255,255,255,.4),0 0 110px rgba(255,255,255,.2),0 0 100px rgba(255,255,255,.1);</text:span></text:p>
      <text:p text:style-name="P4"><text:span text:style-name="T6"><text:tab/><text:tab/>}</text:span></text:p>
      <text:p text:style-name="P4"><text:span text:style-name="T6"><text:tab/><text:tab/>85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55),0 0 60px rgba(255,255,255,.4),0 0 110px rgba(255,255,255,.2),0 0 100px rgba(255,255,255,.1);</text:span></text:p>
      <text:p text:style-name="P4"><text:span text:style-name="T6"><text:tab/><text:tab/>}</text:span></text:p>
      <text:p text:style-name="P4"><text:span text:style-name="T6"><text:tab/><text:tab/>86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87% {</text:span></text:p>
      <text:p text:style-name="P4"><text:span text:style-name="T6"><text:tab/><text:tab/><text:tab/>opacity:0;</text:span></text:p>
      <text:p text:style-name="P4"><text:span text:style-name="T6"><text:tab/><text:tab/><text:tab/>text-shadow:none;</text:span></text:p>
      <text:p text:style-name="P4"><text:span text:style-name="T6"><text:tab/><text:tab/>}</text:span></text:p>
      <text:p text:style-name="P4"><text:span text:style-name="T6"><text:tab/><text:tab/>88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6),0 0 60px rgba(255,255,255,.45),0 0 110px rgba(255,255,255,.25),0 0 100px rgba(255,255,255,.1);</text:span></text:p>
      <text:p text:style-name="P4"><text:span text:style-name="T6"><text:tab/><text:tab/>}</text:span></text:p>
      <text:p text:style-name="P4"><text:span text:style-name="T6"><text:tab/><text:tab/>100% {</text:span></text:p>
      <text:p text:style-name="P4"><text:span text:style-name="T6"><text:tab/><text:tab/><text:tab/>opacity:1;</text:span></text:p>
      <text:p text:style-name="P4"><text:span text:style-name="T6"><text:tab/><text:tab/><text:tab/>text-shadow:0 0 30px rgba(255,255,255,.6),0 0 60px rgba(255,255,255,.45),0 0 110px rgba(255,255,255,.25),0 0 100px rgba(255,255,255,.1);</text:span></text:p>
      <text:p text:style-name="P4"><text:soft-page-break/><text:span text:style-name="T6"><text:tab/><text:tab/>}</text:span></text:p>
      <text:p text:style-name="P4"><text:span text:style-name="T6"><text:tab/>}</text:span></text:p>
      <text:p text:style-name="P7">[/p]</text:p>
      <text:p text:style-name="P4"><text:span text:style-name="T7">[</text:span><text:span text:style-name="T6">/container</text:span><text:span text:style-name="T7">]</text:span></text:p>
      <text:p text:style-name="P4"><text:span text:style-name="T6"><text:tab/></text:span><text:span text:style-name="T7">*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1" style:font-family-asian="'Malgun Gothi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Malgun Gothic" style:font-family-asian="'Malgun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3T01:40:11.636000000</meta:creation-date>
    <dc:date>2023-01-23T19:35:47.950000000</dc:date>
    <meta:editing-duration>PT7H23M26S</meta:editing-duration>
    <meta:editing-cycles>33</meta:editing-cycles>
    <meta:generator>LibreOffice/7.4.3.2$Windows_X86_64 LibreOffice_project/1048a8393ae2eeec98dff31b5c133c5f1d08b890</meta:generator>
    <meta:document-statistic meta:table-count="0" meta:image-count="0" meta:object-count="0" meta:page-count="19" meta:paragraph-count="836" meta:word-count="2464" meta:character-count="21415" meta:non-whitespace-character-count="17909"/>
  </office:meta>
</office:document-meta>
</file>